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style:font-name="Arial" fo:font-size="20pt" style:font-size-asian="20pt" style:font-size-complex="20pt"/>
    </style:style>
    <style:style style:name="P4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5" style:family="paragraph">
      <loext:graphic-properties draw:fill-color="#ffffff"/>
    </style:style>
    <style:style style:name="T1" style:family="text">
      <style:text-properties style:font-name="Arial" fo:font-size="22pt" style:font-size-asian="22pt" style:font-size-complex="22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color="#800080"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7.2cm" svg:height="4.277cm" svg:x="0.4cm" svg:y="0.8cm">
          <draw:text-box>
            <text:p text:style-name="P1"><text:span text:style-name="T1">Техническое задание</text:span></text:p>
            <text:p text:style-name="P1"><text:span text:style-name="T1"/></text:p>
            <text:p text:style-name="P1"><text:span text:style-name="T1">Планировщик <text:s/></text:span></text:p>
            <text:p text:style-name="P1"/>
            <text:p text:style-name="P1"/>
          </draw:text-box>
        </draw:frame>
        <draw:frame draw:style-name="gr2" draw:text-style-name="P4" draw:layer="layout" svg:width="25.4cm" svg:height="9.695cm" svg:x="1.4cm" svg:y="4.705cm">
          <draw:text-box>
            <text:p text:style-name="P3"><text:span text:style-name="T2">1. Добавление заметок </text:span></text:p>
            <text:p text:style-name="P3"><text:span text:style-name="T2">2. Добавление фотографий и картинок</text:span></text:p>
            <text:p text:style-name="P3"><text:span text:style-name="T2">3. Добавление аудио материалов </text:span></text:p>
            <text:p text:style-name="P3"><text:span text:style-name="T2">4. Распределение по папкам (структурирование)</text:span></text:p>
            <text:p text:style-name="P3"><text:span text:style-name="T2">5. Добавление местоположения</text:span></text:p>
            <text:p text:style-name="P3"><text:span text:style-name="T3">В настройках:</text:span></text:p>
            <text:p text:style-name="P3"><text:span text:style-name="T2">1. Изменение шрифтов и стилей</text:span></text:p>
            <text:p text:style-name="P3"><text:span text:style-name="T2">2. Изменение цветового оформления приложения (цвет интерфейса)</text:span></text:p>
            <text:p text:style-name="P3"><text:span text:style-name="T2">3. Синхронизация </text:span></text:p>
            <text:p text:style-name="P3"><text:span text:style-name="T2">4. Резервное копирование и восстановление </text:span></text:p>
            <text:p text:style-name="P3"><text:span text:style-name="T2">5. Код безопасности </text:span></text:p>
            <text:p text:style-name="P3"><text:span text:style-name="T2">6. Изменение языка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4T18:00:42.037000000</meta:creation-date>
    <dc:date>2020-02-04T18:29:01.749000000</dc:date>
    <meta:editing-duration>PT7M57S</meta:editing-duration>
    <meta:editing-cycles>2</meta:editing-cycles>
    <meta:generator>LibreOffice/6.3.3.2$Windows_x86 LibreOffice_project/a64200df03143b798afd1ec74a12ab50359878ed</meta:generator>
    <meta:document-statistic meta:object-count="25"/>
  </office:meta>
</office:document-meta>
</file>